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24-02-0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23-02-15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22-02-09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21-03-03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20-02-1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9-05-16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9-01-28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8-09-05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8-05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8-01-0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7-10-03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7-05-10 0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7-01-0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6-09-2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6-05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6-01-27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5-09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5-05-18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5-01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4-05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4-01-14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3-11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1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0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0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07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06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05-02-0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0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0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0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0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200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199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199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1997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199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199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199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54</text:p>
          </table:table-cell>
          <table:table-cell office:value-type="string" calcext:value-type="string">
            <text:p>MM22554</text:p>
          </table:table-cell>
          <table:table-cell office:value-type="string" calcext:value-type="string">
            <text:p>199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